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d75d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d75d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d75d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d75d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d75d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d75d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d75d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d75d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d75d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d75d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d75d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d75d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d75d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d75d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d75d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d75d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d75d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Diego Alejandro Oñate Millán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4/9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360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Adriana Cecilia Millán Caldera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98688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7.43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68" meta:non-whitespace-character-count="1001"/>
    <meta:template xlink:type="simple" xlink:actuate="onRequest" xlink:title="Normal" xlink:href=""/>
  </office:meta>
</office:document-meta>
</file>